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 style:font-name-asian="Droid Sans Fallback"/>
    </style:style>
  </office:automatic-styles>
  <office:body>
    <office:spreadsheet>
      <table:table table:name="grid_ma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2" table:number-rows-spanned="4">
            <text:p><text:span text:style-name="T1">rows-before</text:span></text:p>
            <text:p>real-rows-before +</text:p>
            <text:p>comp-rows-before</text:p>
          </table:table-cell>
          <table:covered-table-cell table:number-columns-repeated="31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table-cell table:style-name="ce1" office:value-type="string" calcext:value-type="string" table:number-columns-spanned="8" table:number-rows-spanned="4">
            <text:p><text:span text:style-name="T1">columns-before</text:span></text:p>
            <text:p>real-columns-before +</text:p>
            <text:p>comp-columns-before</text:p>
          </table:table-cell>
          <table:covered-table-cell table:number-columns-repeated="7"/>
          <table:table-cell table:style-name="ce1" office:value-type="string" calcext:value-type="string" table:number-columns-spanned="16" table:number-rows-spanned="4">
            <text:p><text:span text:style-name="T1">cells</text:span></text:p>
            <text:p>(real-rows-visible + comp-rows-visible)</text:p>
            <text:p>x</text:p>
            <text:p><text:span text:style-name="T2">(comp-columns-visible + comp-columns-visible)</text:span></text:p>
          </table:table-cell>
          <table:covered-table-cell table:number-columns-repeated="15"/>
          <table:table-cell table:style-name="ce1" office:value-type="string" calcext:value-type="string" table:number-columns-spanned="8" table:number-rows-spanned="4">
            <text:p>columns-after</text:p>
            <text:p><text:span text:style-name="T1">real-columns-after</text:span></text:p>
          </table:table-cell>
          <table:covered-table-cell table:number-columns-repeated="7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table-cell table:style-name="ce1" office:value-type="string" calcext:value-type="string" table:number-columns-spanned="32" table:number-rows-spanned="4">
            <text:p><text:span text:style-name="T1">rows-after</text:span></text:p>
            <text:p>real-rows-after</text:p>
          </table:table-cell>
          <table:covered-table-cell table:number-columns-repeated="31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covered-table-cell table:number-columns-repeated="32"/>
          <table:table-cell table:number-columns-repeated="992"/>
        </table:table-row>
        <table:table-row table:style-name="ro1">
          <table:table-cell table:style-name="ce2" office:value-type="string" calcext:value-type="string">
            <text:p>two-d-area-ke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ne-d-area-key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000000"/>
      <style:text-properties fo:color="#000000"/>
    </style:style>
    <style:style style:name="Untitled3" style:family="table-cell" style:parent-style-name="Default">
      <style:table-cell-properties fo:background-color="#6666ff"/>
      <style:text-properties fo:color="#666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21:19:39.62606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29:51.826526998</meta:creation-date>
    <dc:date>2018-03-03T21:21:02.419416192</dc:date>
    <meta:editing-duration>PT8H56M</meta:editing-duration>
    <meta:editing-cycles>24</meta:editing-cycles>
    <meta:generator>LibreOffice/5.1.6.2$Linux_X86_64 LibreOffice_project/10m0$Build-2</meta:generator>
    <meta:document-statistic meta:table-count="1" meta:cell-count="7" meta:object-count="0"/>
  </office:meta>
</office:document-meta>
</file>